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翩翩體 簡" svg:font-family="'翩翩體 簡'" style:font-adornments="標準體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8c76f" officeooo:paragraph-rsid="0018c76f" style:language-asian="zh" style:country-asian="TW"/>
    </style:style>
    <style:style style:name="P2" style:family="paragraph" style:parent-style-name="Standard" style:list-style-name="L2">
      <style:paragraph-properties fo:text-align="start" style:justify-single-word="false"/>
      <style:text-properties officeooo:rsid="0018c76f" officeooo:paragraph-rsid="0018c76f" style:language-asian="zh" style:country-asian="TW"/>
    </style:style>
    <style:style style:name="P3" style:family="paragraph" style:parent-style-name="Standard">
      <style:paragraph-properties fo:text-align="center" style:justify-single-word="false"/>
      <style:text-properties officeooo:rsid="0019b2cd" officeooo:paragraph-rsid="0019b2cd" style:language-asian="zh" style:country-asian="TW"/>
    </style:style>
    <style:style style:name="P4" style:family="paragraph" style:parent-style-name="Standard">
      <style:paragraph-properties fo:text-align="start" style:justify-single-word="false"/>
      <style:text-properties officeooo:rsid="0018c76f" officeooo:paragraph-rsid="0018c76f" fo:background-color="#ffff66" style:language-asian="zh" style:country-asian="TW"/>
    </style:style>
    <style:style style:name="P5" style:family="paragraph" style:parent-style-name="Standard">
      <style:paragraph-properties fo:text-align="start" style:justify-single-word="false"/>
      <style:text-properties style:use-window-font-color="true" officeooo:rsid="0018c76f" officeooo:paragraph-rsid="0018c76f" fo:background-color="transparent" style:language-asian="zh" style:country-asian="TW"/>
    </style:style>
    <style:style style:name="P6" style:family="paragraph" style:parent-style-name="Standard" style:list-style-name="L3">
      <style:paragraph-properties fo:text-align="start" style:justify-single-word="false"/>
      <style:text-properties style:use-window-font-color="true" officeooo:rsid="0018c76f" officeooo:paragraph-rsid="0018c76f" fo:background-color="transparent" style:language-asian="zh" style:country-asian="TW"/>
    </style:style>
    <style:style style:name="P7" style:family="paragraph" style:parent-style-name="Standard" style:list-style-name="L2">
      <style:paragraph-properties fo:text-align="start" style:justify-single-word="false"/>
      <style:text-properties style:use-window-font-color="true" officeooo:rsid="0018c76f" officeooo:paragraph-rsid="0018c76f" fo:background-color="transparent" style:language-asian="zh" style:country-asian="TW"/>
    </style:style>
    <style:style style:name="P8" style:family="paragraph" style:parent-style-name="Standard" style:list-style-name="L3">
      <style:paragraph-properties fo:text-align="start" style:justify-single-word="false"/>
      <style:text-properties style:use-window-font-color="true" officeooo:rsid="0019b2cd" officeooo:paragraph-rsid="0019b2cd" fo:background-color="transparent" style:language-asian="zh" style:country-asian="TW"/>
    </style:style>
    <style:style style:name="P9" style:family="paragraph" style:parent-style-name="Standard" style:list-style-name="L2">
      <style:paragraph-properties fo:text-align="start" style:justify-single-word="false"/>
      <style:text-properties style:use-window-font-color="true" officeooo:rsid="0019ee1b" officeooo:paragraph-rsid="0019ee1b" fo:background-color="transparent" style:language-asian="zh" style:country-asian="TW"/>
    </style:style>
    <style:style style:name="P10" style:family="paragraph" style:parent-style-name="Standard" style:list-style-name="L3">
      <style:paragraph-properties fo:text-align="start" style:justify-single-word="false"/>
      <style:text-properties style:use-window-font-color="true" officeooo:rsid="0019ee1b" officeooo:paragraph-rsid="0019ee1b" fo:background-color="transparent" style:language-asian="zh" style:country-asian="TW"/>
    </style:style>
    <style:style style:name="P11" style:family="paragraph" style:parent-style-name="Standard" style:list-style-name="L2">
      <style:paragraph-properties fo:text-align="start" style:justify-single-word="false"/>
      <style:text-properties style:use-window-font-color="true" officeooo:rsid="0018c76f" officeooo:paragraph-rsid="0018c76f" fo:background-color="#ffff00" style:language-asian="zh" style:country-asian="TW"/>
    </style:style>
    <style:style style:name="P12" style:family="paragraph" style:parent-style-name="Standard" style:list-style-name="L2">
      <style:paragraph-properties fo:text-align="start" style:justify-single-word="false"/>
      <style:text-properties style:use-window-font-color="true" officeooo:rsid="0019ee1b" officeooo:paragraph-rsid="0019ee1b" fo:background-color="#ffff00" style:language-asian="zh" style:country-asian="TW"/>
    </style:style>
    <style:style style:name="T1" style:family="text">
      <style:text-properties fo:color="#c5000b" fo:background-color="#ffff66"/>
    </style:style>
    <style:style style:name="T2" style:family="text">
      <style:text-properties fo:background-color="#ffff66"/>
    </style:style>
    <style:style style:name="T3" style:family="text">
      <style:text-properties style:use-window-font-color="true" fo:background-color="#ffff66"/>
    </style:style>
    <style:style style:name="T4" style:family="text">
      <style:text-properties fo:color="#ff0000"/>
    </style:style>
    <style:style style:name="T5" style:family="text">
      <style:text-properties officeooo:rsid="0019b2cd"/>
    </style:style>
    <style:style style:name="T6" style:family="text">
      <style:text-properties fo:color="#cc33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sql dump schema or data only</text:p>
      <text:p text:style-name="P1"/>
      <text:list xml:id="list4029130409259817404" text:style-name="L2">
        <text:list-item>
          <text:p text:style-name="P2">Dumping the database structure for all tables with no data<text:line-break/><text:span text:style-name="T2">mysqldump -d -u </text:span><text:span text:style-name="T1">someuser</text:span><text:span text:style-name="T2"> -p </text:span><text:span text:style-name="T1">mydatabase</text:span></text:p>
          <text:p text:style-name="P2"><text:span text:style-name="T3">mysqldump --no-data -u</text:span><text:span text:style-name="T1"> someuser </text:span><text:span text:style-name="T3">-p</text:span><text:span text:style-name="T1"> mydatabase<text:line-break/></text:span><text:span text:style-name="T3">mysqldump --no-data -u</text:span><text:span text:style-name="T1"> someuser </text:span><text:span text:style-name="T3">-papples</text:span><text:span text:style-name="T1"> mydatabase</text:span></text:p>
        </text:list-item>
        <text:list-item>
          <text:p text:style-name="P7">Doumping the database data only</text:p>
          <text:p text:style-name="P11">mysqldump --no-create-info -u <text:span text:style-name="T4">someuser</text:span> -p <text:span text:style-name="T4">mydatabase</text:span></text:p>
        </text:list-item>
        <text:list-item>
          <text:p text:style-name="P9">Deleting records before a certain date</text:p>
          <text:p text:style-name="P12">DELETE FROM <text:span text:style-name="T6">table</text:span> WHERE <text:span text:style-name="T6">date</text:span> &lt; <text:span text:style-name="T6">'2013-12-24 10:00:00'</text:span>;</text:p>
        </text:list-item>
      </text:list>
      <text:p text:style-name="P1"><text:span text:style-name="T1"/></text:p>
      <text:p text:style-name="P5">註：黃底為<text:span text:style-name="T5">指令<text:line-break/> <text:s text:c="6"/>紅字為使用者可替代參數</text:span></text:p>
      <text:p text:style-name="P1"><text:span text:style-name="T1"/></text:p>
      <text:p text:style-name="P5">參考文獻：</text:p>
      <text:list xml:id="list3486501217539787712" text:style-name="L3">
        <text:list-item>
          <text:p text:style-name="P6"><text:a xlink:type="simple" xlink:href="http://www.electrictoolbox.com/mysqldump-schema-only/">Use mysqldump to get the schema only</text:a></text:p>
        </text:list-item>
        <text:list-item>
          <text:p text:style-name="P8"><text:a xlink:type="simple" xlink:href="http://stackoverflow.com/questions/5109993/mysqldump-data-only">Mysqldump data only</text:a></text:p>
        </text:list-item>
        <text:list-item>
          <text:p text:style-name="P10"><text:a xlink:type="simple" xlink:href="http://stackoverflow.com/questions/8359457/deleting-records-before-a-certain-date">Deleting records before a certain date</text:a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翩翩體 簡" svg:font-family="'翩翩體 簡'" style:font-adornments="標準體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language="zxx" fo:country="none" style:font-name-asian="翩翩體 簡" style:font-family-asian="'翩翩體 簡'" style:font-style-name-asian="標準體" style:font-family-generic-asian="script" style:font-pitch-asian="variabl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3.2$Windows_x86 LibreOffice_project/70feb7d99726f064edab4605a8ab840c50ec57a</meta:generator>
    <dc:date>2013-12-24T11:28:59.326000000</dc:date>
    <meta:document-statistic meta:table-count="0" meta:image-count="0" meta:object-count="0" meta:page-count="1" meta:paragraph-count="12" meta:word-count="107" meta:character-count="534" meta:non-whitespace-character-count="461"/>
    <meta:user-defined meta:name="Info 1"/>
    <meta:user-defined meta:name="Info 2"/>
    <meta:user-defined meta:name="Info 3"/>
    <meta:user-defined meta:name="Info 4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800060007600fa00d400640048007400900084008c00430016004d00620075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9YMPJhSzriniyN4d5sGEXJzHKAU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1q+wSCx9sbx7Pw54V9SQkl4LW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oLyBQVD+s7K2a0h/grmJvcF8zeo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P+7omoc96OUclZVAmlTGsOSiMfQ=</DigestValue>
      </Reference>
      <Reference URI="Thumbnails/thumbnail.png">
        <DigestMethod Algorithm="http://www.w3.org/2000/09/xmldsig#sha1"/>
        <DigestValue>JnpI/uT1kNGTXABQzZrSh1dq7aU=</DigestValue>
      </Reference>
      <Reference URI="manifest.rdf">
        <DigestMethod Algorithm="http://www.w3.org/2000/09/xmldsig#sha1"/>
        <DigestValue>7NDWheT3P1M2fRjj+qtn5caji6g=</DigestValue>
      </Reference>
      <Reference URI="Configurations2/accelerator/current.xml">
        <DigestMethod Algorithm="http://www.w3.org/2000/09/xmldsig#sha1"/>
        <DigestValue>2jmj7l5rSw0yVb/vlWAYkK/YBwk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v6t44BDE/FPp+ldQnx1jGGswBQ4=</DigestValue>
      </Reference>
      <Reference URI="#ID_00810006004100ac00b1007b004f00ea00bd004700780025000f00ce00cd001c">
        <DigestMethod Algorithm="http://www.w3.org/2000/09/xmldsig#sha1"/>
        <DigestValue>/0TCrloJVBGoRKYFOaheLyx7okc=</DigestValue>
      </Reference>
    </SignedInfo>
    <SignatureValue>j2u+Gagy1ChwaD2e3kS2KEx6vSdRqCGOGdnK1R2xz6CMEQ8iakNhHK2m4BpQmIA8
OvI59EGovnky4O2XzP5I8ZmlnOdcsH+xnW7hOsvvYkx0faNtBIqkKEqJaYnwoiRb
l4vIkyb1tN5ekH8PZYF9GanKJhGpkfdc9t6pY9rzB1q76Atjfs8vuFpzIbXdROnx
C+vVaxFtbhRLz7u3OSnkbEqb4C31kcGsup3K6ib3S8e7GfjWLexfkwpTAqq8rV/T
B3yKKp4f17P0HXT93fwjZgQ1h+Aw7HEKJrDA8PGngjRRcFcO8T54Ston3Dvvj5o5
Dnp5cIzF8CURYF950GSo6g==</SignatureValue>
    <KeyInfo>
      <X509Data>
        <X509IssuerSerial>
          <X509IssuerName>CN=pinliangchen</X509IssuerName>
          <X509SerialNumber>127125325046616885637975708130459746166</X509SerialNumber>
        </X509IssuerSerial>
        <X509Certificate>MIIDEjCCAfqgAwIBAgIQX6Nyb+J3TpJEWlFkg3d/djANBgkqhkiG9w0BAQUFADAX
MRUwEwYDVQQDEwxwaW5saWFuZ2NoZW4wIBcNMTMwODAxMTEwOTE0WhgPMjExMzA3
MDgxMTA5MTRaMBcxFTATBgNVBAMTDHBpbmxpYW5nY2hlbjCCASIwDQYJKoZIhvcN
AQEBBQADggEPADCCAQoCggEBAI/sO0rkHK1uRlFMLWBtGwHguta75qbrJ/hepkpI
8EKHYBR7kjMnBDXlsfJTUCUlXNS7QF2CZzDLaHwXkJDc9k2EIf9FeMkVlb0+pDGb
dO4LPvf8JxZeJfRumjR1KChkLdKQy3RytnMUNx9O2hJGt1JQz7Ebt5ejKK5CXCOm
n5SSKJFoWXnqpTRRqeuAZvnMbsK7Y4ihtXUalpYdOEn0tCmLdaiUZE/d6TW2aWh7
z2OD+ooiF1uSgSiHcSiRnPjLCYJJPq9C8a9WlSL6dFd2AyIUyEFGZgE47cA4dTjq
ZtDNnyku7gwjHYCUNR2MClQpiQyFXnF7Ec9XO3hkV9CYyA0CAwEAAaNYMFYwFQYD
VR0lBA4wDAYKKwYBBAGCNwoDBDAyBgNVHREEKzApoCcGCisGAQQBgjcUAgOgGQwX
cGlubGlhbmdjaGVuQEp1bWJvLm5ldAAwCQYDVR0TBAIwADANBgkqhkiG9w0BAQUF
AAOCAQEAXcKb+XCwrHrxQS5XKA8eim/T1KV35Qx2EgvuAr4/jPn59A/gd+nj8Ztp
9A/i9VNodSVUjux53MB+S02vYXYcNe16gt9OaCOQoB0PIqgPvS7kSmUEKpINwvnB
A04dl3mh4qTdxJ1mFbSr9qUlIg9rwtes1YQYvcpZPo3AbtLszMvOirB/kb57ccf1
AaQe3S/6CB+B+Um27yQL9SVInuF1jyYDwBvJI2K3OHxZe3d1BGj2l2zGoetDBQSP
TD/riDfkI9J+3tE4eVXDjwBoMGoO59jvQoqcW/5Ox4EGDjJYGiSA59ucBcW83wTN
J3ZuNiurS2Q/v8ll3ks9a92EfQ/H+Q==</X509Certificate>
      </X509Data>
    </KeyInfo>
    <Object>
      <SignatureProperties>
        <SignatureProperty Id="ID_00810006004100ac00b1007b004f00ea00bd004700780025000f00ce00cd001c" Target="#ID_00800060007600fa00d400640048007400900084008c00430016004d00620075">
          <dc:date xmlns:dc="http://purl.org/dc/elements/1.1/">2013-12-24T11:29:55,495000000</dc:date>
        </SignatureProperty>
      </SignatureProperties>
    </Object>
  </Signature>
</document-signatures>
</file>